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6"/>
    <style:style style:name="P6" style:family="paragraph" style:parent-style-name="Standard" style:list-style-name="L8"/>
    <style:style style:name="P7" style:family="paragraph" style:parent-style-name="Standard" style:list-style-name="L9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le of Project<text:line-break/>Name of Group<text:line-break/><text:line-break/>Overview</text:p>
      <text:list xml:id="list1493336770669617461" text:style-name="L1">
        <text:list-item>
          <text:p text:style-name="P1">language(s) we are using </text:p>
        </text:list-item>
        <text:list-item>
          <text:p text:style-name="P1">data set we are using</text:p>
        </text:list-item>
        <text:list-item>
          <text:p text:style-name="P1">Goal</text:p>
        </text:list-item>
      </text:list>
      <text:p text:style-name="Standard"/>
      <text:p text:style-name="Standard"/>
      <text:p text:style-name="Standard">Question(s) to Answer</text:p>
      <text:p text:style-name="Standard">2 easy questions to validate our setup</text:p>
      <text:p text:style-name="Standard">2-6 medium questions we know we can do</text:p>
      <text:p text:style-name="Standard">2-3 stretch goals that we may not even finish, but would be awesome if we did<text:line-break/><text:line-break/>Plan - What Will We Use To Answer Questions</text:p>
      <text:p text:style-name="Standard"><text:line-break/>Preprocessing</text:p>
      <text:list xml:id="list5714242382086679055" text:style-name="L6">
        <text:list-item>
          <text:p text:style-name="P5">a</text:p>
        </text:list-item>
      </text:list>
      <text:p text:style-name="Standard"/>
      <text:p text:style-name="Standard">Clustering Algorithms (if any)</text:p>
      <text:list xml:id="list899084105963553527" text:style-name="L2">
        <text:list-item>
          <text:p text:style-name="P2">a</text:p>
        </text:list-item>
      </text:list>
      <text:p text:style-name="Standard"><text:line-break/>Classification Algorithms (if any)</text:p>
      <text:list xml:id="list6642005960947591345" text:style-name="L3">
        <text:list-item>
          <text:p text:style-name="P3">A</text:p>
        </text:list-item>
      </text:list>
      <text:p text:style-name="Standard"><text:line-break/>Outlier Detectors (if any)</text:p>
      <text:list xml:id="list5749729394570763846" text:style-name="L4">
        <text:list-item>
          <text:p text:style-name="P4">a</text:p>
        </text:list-item>
      </text:list>
      <text:p text:style-name="Standard"><text:line-break/>Postprocessing</text:p>
      <text:list xml:id="list8428703190215125724" text:style-name="L8">
        <text:list-item>
          <text:p text:style-name="P6">a<text:line-break/></text:p>
        </text:list-item>
      </text:list>
      <text:p text:style-name="Standard">Visualization(s)</text:p>
      <text:list xml:id="list3125184262362024792" text:style-name="L9">
        <text:list-item>
          <text:p text:style-name="P7">a<text:line-break/><text:line-break/></text:p>
        </text:list-item>
      </text:list>
      <text:p text:style-name="Standard">Division of Labor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Table_20_Contents">Section</text:p>
          </table:table-cell>
          <table:table-cell table:style-name="Table1.A1" office:value-type="string">
            <text:p text:style-name="Table_20_Contents">Task</text:p>
          </table:table-cell>
          <table:table-cell table:style-name="Table1.C1" office:value-type="string">
            <text:p text:style-name="Table_20_Contents">Assigned To</text:p>
          </table:table-cell>
        </table:table-row>
        <table:table-row>
          <table:table-cell table:style-name="Table1.A2" office:value-type="string">
            <text:p text:style-name="Table_20_Contents">Preprocessin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/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ata Clean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lusterin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1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lassificatio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1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3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4(?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utlier Detectio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1(?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ostprocessin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sults cleanup – cluste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sults cleanup – classificati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sults cleanup – outliers(?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nalysis of result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isualizatio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king graphs/chart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king pretty pictur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sponsibilities for final writeup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ho must do what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Hill</meta:initial-creator>
    <meta:creation-date>2017-02-01T14:31:46.69</meta:creation-date>
    <dc:date>2017-02-02T19:53:05.95</dc:date>
    <dc:creator>Andrew Hill</dc:creator>
    <meta:editing-duration>P1DT5H21M18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2" meta:paragraph-count="48" meta:word-count="146" meta:character-count="860"/>
  </office:meta>
</office:document-meta>
</file>